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>
            <text:p>NumCommande</text:p>
          </table:table-cell>
          <table:table-cell table:style-name="ce1" office:value-type="string">
            <text:p>NumClient</text:p>
          </table:table-cell>
          <table:table-cell table:style-name="ce1" office:value-type="string">
            <text:p>DateCommande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date" office:date-value="2007-04-22">
            <text:p>22/04/20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date" office:date-value="2007-02-10">
            <text:p>10/02/200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date" office:date-value="2007-02-15">
            <text:p>15/02/2007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date" office:date-value="2007-04-23">
            <text:p>23/04/20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date" office:date-value="2007-01-29">
            <text:p>29/01/200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date" office:date-value="2007-02-19">
            <text:p>19/02/20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date" office:date-value="2007-02-09">
            <text:p>09/02/20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date" office:date-value="2007-01-25">
            <text:p>25/01/200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date" office:date-value="2007-04-06">
            <text:p>06/04/2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date" office:date-value="2007-02-18">
            <text:p>18/02/200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date" office:date-value="2007-05-19">
            <text:p>19/05/200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date" office:date-value="2007-03-25">
            <text:p>25/03/20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date" office:date-value="2007-04-07">
            <text:p>07/04/20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date" office:date-value="2007-04-09">
            <text:p>09/04/2007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T_COMMANDE" table:base-cell-address="$Feuille1.$A$1" table:cell-range-address="$Feuille1.$A$1: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31/03/2009</text:date>, <text:time>22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_5f_COMMANDE" style:display-name="PageStyle_T_COMMAND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1T21:59:25.29</meta:creation-date>
    <dc:date>2009-03-31T22:41:38</dc:date>
    <meta:editing-duration>PT00H02M25S</meta:editing-duration>
    <meta:editing-cycles>2</meta:editing-cycles>
    <meta:generator>OpenOffice.org/3.0$Win32 OpenOffice.org_project/300m15$Build-9379</meta:generator>
    <meta:document-statistic meta:table-count="3" meta:cell-count="45" meta:object-count="0"/>
  </office:meta>
</office:document-meta>
</file>